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TableColumn2" style:family="table-column">
      <style:table-column-properties style:column-width="3.1465in"/>
    </style:style>
    <style:style style:name="TableColumn3" style:family="table-column">
      <style:table-column-properties style:column-width="3.1465in"/>
    </style:style>
    <style:style style:name="Table1" style:family="table" style:master-page-name="MP0">
      <style:table-properties style:width="6.2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style-name="a0" draw:name="Image 1" text:anchor-type="as-char" svg:x="0in" svg:y="0in" svg:width="2.28065in" svg:height="2.28065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">
            <text:p text:style-name="P8"><draw:frame draw:style-name="a1" draw:name="Image 1" text:anchor-type="as-char" svg:x="0in" svg:y="0in" svg:width="2.03134in" svg:height="2.03134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9">
          <table:table-cell table:style-name="TableCell10">
            <text:p text:style-name="P11"><draw:frame draw:style-name="a2" draw:name="Image 1" text:anchor-type="as-char" svg:x="0in" svg:y="0in" svg:width="2.53136in" svg:height="2.53136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12">
            <text:p text:style-name="P13"><draw:frame draw:style-name="a3" draw:name="Image 1" text:anchor-type="as-char" svg:x="0in" svg:y="0in" svg:width="2.11467in" svg:height="2.11467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4">
          <table:table-cell table:style-name="TableCell15">
            <text:p text:style-name="P16"><draw:frame draw:style-name="a4" draw:name="Image 1" text:anchor-type="as-char" svg:x="0in" svg:y="0in" svg:width="2.10425in" svg:height="2.10425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17">
            <text:p text:style-name="P18"><draw:frame draw:style-name="a5" draw:name="Image 1" text:anchor-type="as-char" svg:x="0in" svg:y="0in" svg:width="2.12509in" svg:height="2.12509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Chergui Anis</dc:creator>
    <meta:creation-date>2025-05-13T21:11:00Z</meta:creation-date>
    <dc:date>2025-05-13T21:13:00Z</dc:date>
    <meta:print-date>2025-05-13T21:13:00Z</meta:print-date>
    <meta:template xlink:href="Normal" xlink:type="simple"/>
    <meta:editing-cycles>1</meta:editing-cycles>
    <meta:editing-duration>PT0S</meta:editing-duration>
    <meta:document-statistic meta:page-count="1" meta:paragraph-count="1" meta:word-count="2" meta:character-count="15" meta:row-count="1" meta:non-whitespace-character-count="14"/>
  </office:meta>
</office:document-meta>
</file>